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6000001C532374B90C57ED801.png" manifest:media-type="image/png"/>
  <manifest:file-entry manifest:full-path="Pictures/10000000000001FF000001756D151B6FB357F5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cf79" officeooo:paragraph-rsid="00157ef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x="0cm" svg:y="0.741cm" svg:width="25.7cm" svg:height="9.052cm" draw:z-index="0"><draw:image xlink:href="Pictures/1000000000000506000001C532374B90C57ED801.png" xlink:type="simple" xlink:show="embed" xlink:actuate="onLoad" loext:mime-type="image/png"/></draw:frame><draw:frame draw:style-name="fr1" draw:name="Imagen2" text:anchor-type="paragraph" svg:x="-0.138cm" svg:y="9.791cm" svg:width="10.816cm" svg:height="7.895cm" draw:z-index="1"><draw:image xlink:href="Pictures/10000000000001FF000001756D151B6FB357F509.png" xlink:type="simple" xlink:show="embed" xlink:actuate="onLoad" loext:mime-type="image/png"/></draw:frame>7.1 Diagrama de contex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09:22:47.891000000</meta:creation-date>
    <dc:date>2020-06-04T11:39:19.879000000</dc:date>
    <meta:editing-duration>PT2H16M31S</meta:editing-duration>
    <meta:editing-cycles>2</meta:editing-cycles>
    <meta:generator>LibreOffice/6.2.0.3$Windows_X86_64 LibreOffice_project/98c6a8a1c6c7b144ce3cc729e34964b47ce25d62</meta:generator>
    <meta:document-statistic meta:table-count="0" meta:image-count="2" meta:object-count="0" meta:page-count="1" meta:paragraph-count="1" meta:word-count="4" meta:character-count="24" meta:non-whitespace-character-count="21"/>
  </office:meta>
</office:document-meta>
</file>